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6" style:parent-style-name="Standard" style:family="paragraph">
      <style:paragraph-properties fo:margin-left="0.5833in" fo:text-indent="0.2916in">
        <style:tab-stops/>
      </style:paragraph-properties>
    </style:style>
    <style:style style:name="P7" style:parent-style-name="Standard" style:family="paragraph">
      <style:paragraph-properties fo:margin-left="0.5833in" fo:text-indent="0.2916in">
        <style:tab-stops/>
      </style:paragraph-properties>
    </style:style>
    <style:style style:name="P8" style:parent-style-name="Standard" style:family="paragraph">
      <style:paragraph-properties fo:margin-left="0.5833in" fo:text-indent="0.2916in">
        <style:tab-stops/>
      </style:paragraph-properties>
    </style:style>
  </office:automatic-styles>
  <office:body>
    <office:text text:use-soft-page-breaks="true">
      <text:p text:style-name="P1">Recursividad</text:p>
      <text:p text:style-name="Standard"/>
      <text:p text:style-name="Standard">1. Realice un método que retorne el acumulado de un vector de 10 enteros. Utilice<text:s/>recursividad.</text:p>
      <text:p text:style-name="Standard">2. Realice un método que retorne el promedio de un vector de 10 enteros</text:p>
      <text:p text:style-name="Standard">3. Realice un método que retorne el mayor elemento de un vector de 10 enteros. Utilice recursividad.</text:p>
      <text:p text:style-name="Standard">4. Realice un método que retorne el menor elemento de un vector de 10 enteros. Utilice recursividad.</text:p>
      <text:p text:style-name="Standard">5. Realice un método que retorne el valor del triangulo de pascal en la posición determinada por parámetros.</text:p>
      <text:p text:style-name="Standard"/>
      <text:p text:style-name="Standard">El triangulo de pascal tiene la siguiente forma :</text:p>
      <text:p text:style-name="Standard"/>
      <text:p text:style-name="Standard">1</text:p>
      <text:p text:style-name="Standard">11</text:p>
      <text:p text:style-name="Standard">121</text:p>
      <text:p text:style-name="Standard">1331</text:p>
      <text:p text:style-name="Standard">14641</text:p>
      <text:p text:style-name="Standard">…</text:p>
      <text:p text:style-name="Standard"/>
      <text:p text:style-name="Standard">El método debe retornar por ejemplo 3 para los<text:s/>parámetros:<text:s/>columna 2, fila 4.</text:p>
      <text:p text:style-name="Standard"/>
      <text:p text:style-name="Standard">6. Realice una función que dado un vector lo transforme de modo tal que el primer elemento sea el<text:s/>último<text:s/>y el ultimo el primero, el segundo<text:s/>el antepenúltimo, etc. Utilice recursividad.</text:p>
      <text:p text:style-name="Standard">7. Realice una función que<text:s/>dado un vector de enteros retorne verdadero si este es un<text:s/>palíndromo, por ejemplo: [1,2,3,2,1]. Utilice recursividad.</text:p>
      <text:p text:style-name="Standard">8. Realice una función<text:s/>que,<text:s/>dado 2 vectores de enteros, los concatene. Utilice recursividad.</text:p>
      <text:p text:style-name="Standard">9. Escriba una función recursiva para calcular el máximo común divisor (m.c.d.) de dos números enteros dados aplicando las propiedades recurrentes.<text:s/></text:p>
      <text:p text:style-name="Standard"/>
      <text:p text:style-name="P6">Si a&gt;b, entonces m.c.d.(a,b)=m.c.d.(a-b,b)<text:s/></text:p>
      <text:p text:style-name="P7">Si a&lt;b, antonces m.c.d.(a,b)=m.c.d.(a, b-a)</text:p>
      <text:p text:style-name="P8">Si a=b, entonces m.c.d.(a,b)=m.c.d.(b,a)=a=b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 fo:line-height="200%"/>
    </style:style>
    <style:style style:name="T3" style:parent-style-name="Fuentedepárrafopredeter." style:family="text">
      <style:text-properties fo:font-weight="bold" style:font-weight-asian="bold" style:font-weight-complex="bold" fo:font-size="13pt" style:font-size-asian="13pt" style:font-size-complex="13pt" style:language-asian="es" style:country-asian="AR" style:language-complex="ar" style:country-complex="SA"/>
    </style:style>
    <style:style style:name="T4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Encabezado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1" text:anchor-type="paragraph" svg:x="0.09252in" svg:y="-0.19843in" svg:width="1.24724in" svg:height="0.83819in" style:rel-width="scale" style:rel-height="scale"><draw:image xlink:href="media/image1.png" xlink:type="simple" xlink:show="embed" xlink:actuate="onLoad"/><svg:title/><svg:desc/></draw:frame></text:span><text:span text:style-name="T4">Programación Orientada a Objetos</text:span></text:p>
        <text:p text:style-name="P5">Guía<text:s/>de trabajos prácticos numero 2</text:p>
        <text:p text:style-name="HorizontalLi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nardo Brambilla</dc:creator>
    <meta:creation-date>2018-04-07T19:16:00Z</meta:creation-date>
    <dc:date>2022-03-28T12:23:00Z</dc:date>
    <meta:template xlink:href="Normal.dotm" xlink:type="simple"/>
    <meta:editing-cycles>6</meta:editing-cycles>
    <meta:editing-duration>PT15600S</meta:editing-duration>
    <meta:document-statistic meta:page-count="1" meta:paragraph-count="2" meta:word-count="208" meta:character-count="1355" meta:row-count="9" meta:non-whitespace-character-count="1149"/>
  </office:meta>
</office:document-meta>
</file>